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spital_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Memorial Strong</text:p>
          </table:table-cell>
          <table:table-cell office:value-type="string" calcext:value-type="string">
            <text:p>1 Hope Stree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Y</text:p>
          </table:table-cell>
          <table:table-cell office:value-type="float" office:value="12432" calcext:value-type="float">
            <text:p>12432</text:p>
          </table:table-cell>
          <table:table-cell office:value-type="float" office:value="453423421" calcext:value-type="float">
            <text:p>453423421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1 Happy Roa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Y</text:p>
          </table:table-cell>
          <table:table-cell office:value-type="float" office:value="34232" calcext:value-type="float">
            <text:p>34232</text:p>
          </table:table-cell>
          <table:table-cell office:value-type="float" office:value="4352534" calcext:value-type="float">
            <text:p>4352534</text:p>
          </table:table-cell>
        </table:table-row>
        <table:table-row table:style-name="ro1">
          <table:table-cell office:value-type="string" calcext:value-type="string">
            <text:p>Shroff Eye</text:p>
          </table:table-cell>
          <table:table-cell office:value-type="string" calcext:value-type="string">
            <text:p>1 Daryaganj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</text:p>
          </table:table-cell>
          <table:table-cell office:value-type="float" office:value="110006" calcext:value-type="float">
            <text:p>110006</text:p>
          </table:table-cell>
          <table:table-cell office:value-type="float" office:value="9999838696" calcext:value-type="float">
            <text:p>9999838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23:41:09.082333690</dc:date>
    <meta:editing-duration>PT1M35S</meta:editing-duration>
    <meta:editing-cycles>1</meta:editing-cycles>
    <meta:generator>LibreOffice/5.3.1.2$Linux_X86_64 LibreOffice_project/30m0$Build-2</meta:generator>
    <meta:document-statistic meta:table-count="1" meta:cell-count="24" meta:object-count="0"/>
  </office:meta>
</office:document-meta>
</file>